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text-underline-style="none" fo:font-weight="normal" officeooo:rsid="000f5844" officeooo:paragraph-rsid="000f5844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fo:font-size="13pt" style:text-underline-style="none" fo:font-weight="normal" officeooo:rsid="0011007a" officeooo:paragraph-rsid="0011007a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officeooo:rsid="001420d9" officeooo:paragraph-rsid="001420d9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style:text-underline-style="none" fo:font-weight="normal" officeooo:rsid="0021f662" officeooo:paragraph-rsid="0021f66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23bf9c" officeooo:paragraph-rsid="0023bf9c" style:font-size-asian="11.3500003814697pt" style:font-weight-asian="normal" style:font-size-complex="13pt" style:font-weight-complex="normal"/>
    </style:style>
    <style:style style:name="T1" style:family="text">
      <style:text-properties fo:font-size="20pt" style:text-underline-style="solid" style:text-underline-width="auto" style:text-underline-color="font-color" fo:font-weight="bold" officeooo:rsid="000f5844" style:font-size-asian="17.5pt" style:font-weight-asian="bold" style:font-size-complex="20pt" style:font-weight-complex="bold"/>
    </style:style>
    <style:style style:name="T2" style:family="text">
      <style:text-properties officeooo:rsid="00168aff"/>
    </style:style>
    <style:style style:name="T3" style:family="text">
      <style:text-properties officeooo:rsid="001a9705"/>
    </style:style>
    <style:style style:name="T4" style:family="text">
      <style:text-properties officeooo:rsid="001d0e49"/>
    </style:style>
    <style:style style:name="T5" style:family="text">
      <style:text-properties officeooo:rsid="001ec773"/>
    </style:style>
    <style:style style:name="T6" style:family="text">
      <style:text-properties officeooo:rsid="001f704b"/>
    </style:style>
    <style:style style:name="T7" style:family="text">
      <style:text-properties officeooo:rsid="00241e26"/>
    </style:style>
    <style:style style:name="T8" style:family="text">
      <style:text-properties officeooo:rsid="002624c9"/>
    </style:style>
    <style:style style:name="T9" style:family="text">
      <style:text-properties officeooo:rsid="0026dff1"/>
    </style:style>
    <style:style style:name="T10" style:family="text">
      <style:text-properties officeooo:rsid="0028b9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icroServices</text:span></text:p>
      <text:p text:style-name="P1">Morning :</text:p>
      <text:p text:style-name="P1">------------</text:p>
      <text:p text:style-name="P2">Up until now what we’ve done is Monolithic way.</text:p>
      <text:p text:style-name="P2"/>
      <text:p text:style-name="P2">Take a Facebook for example,</text:p>
      <text:p text:style-name="P2"><text:tab/>You’ll have chat service, user service, frendRequest Service, Post service, <text:tab/>notification service etc and all this different modules all together interact with each <text:tab/>other and forms the facebook that we know now, internally.</text:p>
      <text:p text:style-name="P2"/>
      <text:p text:style-name="P2"><text:tab/></text:p>
      <text:p text:style-name="P2"/>
      <text:p text:style-name="P3">The drawbacks of monolithic way is, </text:p>
      <text:p text:style-name="P3"><text:tab/>- There will be compile time dependencies b/w classes .</text:p>
      <text:p text:style-name="P3"/>
      <text:p text:style-name="P3"><text:tab/>- We’ve created an Application(i.e Version_1) and we wanna do a small change to a <text:tab/>particular thing, We need to make the changes in whole application as it’s monolithic, <text:tab/>we might cause disturbances to the existing code as well there and if that happens <text:tab/>whole application will be collapsed.</text:p>
      <text:p text:style-name="P3"><text:tab/></text:p>
      <text:p text:style-name="P3"><text:tab/>- <text:span text:style-name="T2">It’s tough to maintain</text:span></text:p>
      <text:p text:style-name="P3"/>
      <text:p text:style-name="P3"><text:tab/>- <text:span text:style-name="T2">You can’t release unless work in all modules are finished.</text:span></text:p>
      <text:p text:style-name="P3"><text:tab/></text:p>
      <text:p text:style-name="P3"><text:tab/>- <text:span text:style-name="T2">Not easy to upgrade</text:span></text:p>
      <text:p text:style-name="P3"/>
      <text:p text:style-name="P3"><text:tab/>- <text:span text:style-name="T2">Not easy to test.</text:span></text:p>
      <text:p text:style-name="P3"/>
      <text:p text:style-name="P3"><text:tab/>- <text:span text:style-name="T2">Cannot use different databases for different modules.</text:span></text:p>
      <text:p text:style-name="P3"/>
      <text:p text:style-name="P3"><text:tab/>- <text:span text:style-name="T3">There can be a module where the traffic is huge, which may cause the whole <text:tab/>application down.</text:span></text:p>
      <text:p text:style-name="P3"/>
      <text:p text:style-name="P3"><text:tab/>- <text:span text:style-name="T4">We cannot provide load balancer which manages the traffic, for a particular module <text:tab/>in monolithic way. </text:span></text:p>
      <text:p text:style-name="P3"/>
      <text:p text:style-name="P3"><text:tab/>- <text:span text:style-name="T5">We cannot use the same library with different versions </text:span><text:span text:style-name="T6">for different modules </text:span><text:span text:style-name="T5">in <text:tab/>monolithic way.</text:span></text:p>
      <text:p text:style-name="P3"/>
      <text:p text:style-name="P3"><text:tab/>- <text:span text:style-name="T6">We cannot use, differernt programming languages for different modules in <text:tab/>monolithic way.</text:span></text:p>
      <text:p text:style-name="P3"/>
      <text:p text:style-name="P3"/>
      <text:p text:style-name="P4">So, to overcome all the drawbacks above, we use MicroServices.</text:p>
      <text:p text:style-name="P4"/>
      <text:p text:style-name="P4">MicroServices : Breaking a large monolithic application into smaller modules and <text:tab/><text:tab/><text:tab/>connecting them through REST Points</text:p>
      <text:p text:style-name="P4"/>
      <text:p text:style-name="P4"><text:soft-page-break/><text:tab/>- Here Every Module itself is a REST Application.</text:p>
      <text:p text:style-name="P4"/>
      <text:p text:style-name="P5"><text:tab/>- Here the modules are deppendent on each other, but ther are not compile dependent, <text:tab/>they are run time dependent.</text:p>
      <text:p text:style-name="P5"><text:tab/><text:tab/><text:span text:style-name="T7">i.e We may have Module1 which is dependent on module 2, in Runtime <text:tab/><text:tab/><text:tab/>dependecy. Also, if Module 1 has 10 features, in them for 2 features it’s <text:tab/><text:tab/><text:tab/>depending on module 2 and module 2 is not yet developed, Still we can test <text:tab/><text:tab/>the other 8 features in module 1.</text:span></text:p>
      <text:p text:style-name="P5"/>
      <text:p text:style-name="P5"><text:tab/>- <text:span text:style-name="T8">If chat has more traffic, we can provide more and more machines to that module <text:tab/>and normal machines for the remaining modules. So micro management </text:span><text:span text:style-name="T9">of modules </text:span><text:span text:style-name="T8"><text:s/><text:tab/>is possible.</text:span></text:p>
      <text:p text:style-name="P5"/>
      <text:p text:style-name="P5"><text:tab/>- <text:span text:style-name="T10">If one module, requires something from another module, it can create a run time <text:tab/>Http request, and the action will be performed in the module.</text:span></text:p>
      <text:p text:style-name="P5"><text:tab/><text:tab/></text:p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9:34:50.764740272</meta:creation-date>
    <dc:date>2022-12-12T10:58:56.086229209</dc:date>
    <meta:editing-duration>PT1H23M52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74" meta:character-count="2231" meta:non-whitespace-character-count="1826"/>
  </office:meta>
</office:document-meta>
</file>